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06_18-36-10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,file-piece-id=~,memo=~,session=hour-18,recording-id=~,other=~ / follow+">
            <text:p>:VIDEO / @自室 / 記録 / jap.flute / 演奏、play / R=1 / genre=melody,for=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8-06_18-59-26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8-06_21-16-57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 office:value-type="string">
            <text:p>2023-08-06_21-17-3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8-07_00-50-24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8-07_07-25-29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起きた時刻 / 2023">
            <text:p>:m :PHOTO 起き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 office:value-type="string">
            <text:p>2023-08-07_07-34-2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8-07_13-03-3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7" office:value-type="string">
            <text:p>2023-08-07_15-44-08_000.jpg</text:p>
          </table:table-cell>
          <table:table-cell table:style-name="ce26" office:value-type="string">
            <text:p>:m / daylog メモ / date=0804;0805;0807 / other=~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/ daylog メモ / date=0804;0805;0807 / other=~ / 2023">
            <text:p>:m / daylog メモ / date=0804;0805;0807 / other=~ / 2023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7">2023/08/07</text:date>, <text:time>17:31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7T17:31:22.31</dc:date>
    <dc:creator>岩淵 謙</dc:creator>
    <meta:editing-duration>P58DT1H45M43S</meta:editing-duration>
    <meta:editing-cycles>19380</meta:editing-cycles>
    <meta:document-statistic meta:table-count="2" meta:cell-count="918" meta:object-count="0"/>
    <meta:user-defined meta:name="qrichtext">1</meta:user-defined>
  </office:meta>
</office:document-meta>
</file>